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bb89" officeooo:paragraph-rsid="0011bb89"/>
    </style:style>
    <style:style style:name="P2" style:family="paragraph" style:parent-style-name="Standard" style:list-style-name="L2">
      <style:text-properties officeooo:rsid="0011bb89" officeooo:paragraph-rsid="00124c0c"/>
    </style:style>
    <style:style style:name="P3" style:family="paragraph" style:parent-style-name="Standard" style:list-style-name="L2">
      <style:text-properties officeooo:rsid="0011bb89" officeooo:paragraph-rsid="00142a64"/>
    </style:style>
    <style:style style:name="P4" style:family="paragraph" style:parent-style-name="Standard" style:list-style-name="L3">
      <style:text-properties officeooo:rsid="0011bb89" officeooo:paragraph-rsid="00124c0c"/>
    </style:style>
    <style:style style:name="P5" style:family="paragraph" style:parent-style-name="Standard" style:list-style-name="L2">
      <style:text-properties officeooo:paragraph-rsid="00124c0c"/>
    </style:style>
    <style:style style:name="P6" style:family="paragraph" style:parent-style-name="Standard" style:list-style-name="L2">
      <style:text-properties officeooo:rsid="00124c0c" officeooo:paragraph-rsid="00124c0c"/>
    </style:style>
    <style:style style:name="P7" style:family="paragraph" style:parent-style-name="Standard" style:list-style-name="L3">
      <style:text-properties officeooo:paragraph-rsid="0011bb89"/>
    </style:style>
    <style:style style:name="P8" style:family="paragraph" style:parent-style-name="Standard" style:list-style-name="L2">
      <style:text-properties officeooo:rsid="00142a64" officeooo:paragraph-rsid="00142a64"/>
    </style:style>
    <style:style style:name="P9" style:family="paragraph" style:parent-style-name="Standard" style:list-style-name="L2">
      <style:text-properties officeooo:rsid="00160ab2" officeooo:paragraph-rsid="00160ab2"/>
    </style:style>
    <style:style style:name="T1" style:family="text">
      <style:text-properties officeooo:rsid="00124c0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писание программного комплекса “Back Up Manager”</text:p>
      <text:list xml:id="list1816932874300096264" text:style-name="L3">
        <text:list-item>
          <text:p text:style-name="P7"><text:span text:style-name="T1">Клиентская часть</text:span></text:p>
          <text:list>
            <text:list-item>
              <text:p text:style-name="P4">Интерфейс программы</text:p>
            </text:list-item>
          </text:list>
        </text:list-item>
      </text:list>
      <text:list xml:id="list809553484374211045" text:style-name="L2">
        <text:list-item>
          <text:list>
            <text:list-item>
              <text:list>
                <text:list-item text:start-value="1">
                  <text:p text:style-name="P5"><text:span text:style-name="T1">Основное окно программы</text:span></text:p>
                  <text:list>
                    <text:list-item>
                      <text:p text:style-name="P5"><text:span text:style-name="T1">Окно программы имеет графический интерфейс</text:span></text:p>
                    </text:list-item>
                    <text:list-item>
                      <text:p text:style-name="P2">Управление осуществляется через кнопки на панели задач: запустить, остановить, настройки, выход</text:p>
                    </text:list-item>
                    <text:list-item>
                      <text:p text:style-name="P2">В окне программы отображается текущее и прошедшее состояние программы в виде текста. Блок текста запрещен к редактированию.</text:p>
                    </text:list-item>
                  </text:list>
                </text:list-item>
                <text:list-item>
                  <text:p text:style-name="P6">Окно настройки программы</text:p>
                  <text:list>
                    <text:list-item>
                      <text:p text:style-name="P3">Адрес и порт сервера хранение бекапов.</text:p>
                    </text:list-item>
                    <text:list-item>
                      <text:p text:style-name="P3">Каталог, который требуется бекапить.</text:p>
                    </text:list-item>
                    <text:list-item>
                      <text:p text:style-name="P8">Частота проверки наличия новый файлов</text:p>
                    </text:list-item>
                    <text:list-item>
                      <text:p text:style-name="P3">Чекбокс на удаление файла после успешного переноса на удаленный сервер.</text:p>
                    </text:list-item>
                    <text:list-item>
                      <text:p text:style-name="P3">Чекбокс на удаление файлов старше заданного числа дней.</text:p>
                    </text:list-item>
                  </text:list>
                </text:list-item>
              </text:list>
            </text:list-item>
            <text:list-item>
              <text:p text:style-name="P8">Модель поведения</text:p>
              <text:list>
                <text:list-item>
                  <text:p text:style-name="P9">С заданной в настройках периодичностью, программа проверяет указанный каталог на наличие новых файлов.</text:p>
                </text:list-item>
                <text:list-item>
                  <text:p text:style-name="P9">Если в каталоге появился новый (не скопированный ранее) файл, то он копируется на сервер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14:34:14.763588432</meta:creation-date>
    <dc:date>2017-10-25T18:55:46.819024771</dc:date>
    <meta:editing-duration>PT1H50M51S</meta:editing-duration>
    <meta:editing-cycles>1</meta:editing-cycles>
    <meta:document-statistic meta:table-count="0" meta:image-count="0" meta:object-count="0" meta:page-count="1" meta:paragraph-count="16" meta:word-count="126" meta:character-count="948" meta:non-whitespace-character-count="823"/>
    <meta:generator>LibreOffice/4.3.3.2$Linux_X86_64 LibreOffice_project/430m0$Build-2</meta:generator>
  </office:meta>
</office:document-meta>
</file>